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bold" officeooo:rsid="001f0ffc" officeooo:paragraph-rsid="001f0ffc" style:font-weight-asian="bold" style:font-weight-complex="bold"/>
    </style:style>
    <style:style style:name="P2" style:family="paragraph" style:parent-style-name="Standard">
      <style:text-properties fo:font-weight="bold" officeooo:rsid="001f0ffc" officeooo:paragraph-rsid="001f0ffc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ulo # 3 – Laboratorio # 1 : <text:span text:style-name="T1">Diseño de un Sistema de Comunicaciones.</text:span></text:p>
      <text:p text:style-name="P2"><text:span text:style-name="T1"/></text:p>
      <text:p text:style-name="P2"><text:span text:style-name="T1">Acaba de adquirir un automóvil nuevo para uso personal. Después de conducir el automóvil durante</text:span></text:p>
      <text:p text:style-name="P2"><text:span text:style-name="T1">alrededor de una semana, descubre que no funciona correctamente. Analiza el problema con varios de sus</text:span></text:p>
      <text:p text:style-name="P2"><text:span text:style-name="T1">pares y decide llevarlo un taller de reparaciones de automóviles muy recomendado. Se trata del único taller</text:span></text:p>
      <text:p text:style-name="P2"><text:span text:style-name="T1">de reparaciones que le queda cerca.</text:span></text:p>
      <text:p text:style-name="P2"><text:span text:style-name="T1">Cuando llega al taller de reparaciones, advierte que todos los mecánicos hablan otro idioma. Tiene</text:span></text:p>
      <text:p text:style-name="P2"><text:span text:style-name="T1">dificultades para explicar los problemas de funcionamiento del automóvil, pero es realmente necesario</text:span></text:p>
      <text:p text:style-name="P2"><text:span text:style-name="T1">realizar las reparaciones. No está seguro de poder conducirlo de regreso a su hogar para buscar otras</text:span></text:p>
      <text:p text:style-name="P2"><text:span text:style-name="T1">opciones.</text:span></text:p>
      <text:p text:style-name="P2"><text:span text:style-name="T1">Debe encontrar una manera de trabajar con el taller para asegurarse de que el automóvil se repare</text:span></text:p>
      <text:p text:style-name="P2"><text:span text:style-name="T1">correctamente.</text:span></text:p>
      <text:p text:style-name="P2"><text:span text:style-name="T1"/></text:p>
      <text:p text:style-name="P2"><text:span text:style-name="T1">¿Cómo se comunicará con los mecánicos de esa empresa? Diseñe un modelo de comunicaciones para</text:span></text:p>
      <text:p text:style-name="P2"><text:span text:style-name="T1">asegurar que el vehículo se repare correctamente.</text:span></text:p>
      <text:p text:style-name="P2"><text:span text:style-name="T1"/></text:p>
      <text:h text:style-name="P1" text:outline-level="4"><text:span text:style-name="Strong_20_Emphasis">1️⃣ Preparación</text:span></text:h>
      <text:p text:style-name="Text_20_body">Antes de hablar con los mecánicos:</text:p>
      <text:list text:style-name="L1">
        <text:list-item>
          <text:p text:style-name="P3">Hice una lista de los problemas que presenta mi auto, por ejemplo: “hace un ruido extraño al frenar”, “no arranca bien por las mañanas” o “se enciende una luz en el tablero”.</text:p>
        </text:list-item>
        <text:list-item>
          <text:p text:style-name="P3">Tomé fotos y grabé videos donde se notan las fallas, para poder mostrárselos a los mecánicos de manera clara.</text:p>
        </text:list-item>
      </text:list>
      <text:p text:style-name="P2"><text:span text:style-name="T1"/></text:p>
      <text:h text:style-name="P1" text:outline-level="4"><text:span text:style-name="Strong_20_Emphasis">2️⃣ Uso de herramientas de traducción</text:span></text:h>
      <text:p text:style-name="Text_20_body">Como no hablo el idioma de los mecánicos:</text:p>
      <text:list text:style-name="L2">
        <text:list-item>
          <text:p text:style-name="P4">Utilicé un traductor en mi teléfono (como Google Translate) para escribir y traducir los problemas que detecté. Les mostré el texto traducido.</text:p>
        </text:list-item>
        <text:list-item>
          <text:p text:style-name="P4">También usé la función de traducción por voz para que mis explicaciones orales se pudieran entender mejor.</text:p>
        </text:list-item>
      </text:list>
      <text:p text:style-name="P2"><text:span text:style-name="T1"/></text:p>
      <text:h text:style-name="P1" text:outline-level="4"><text:span text:style-name="Strong_20_Emphasis">3️⃣ Comunicación visual</text:span></text:h>
      <text:list text:style-name="L3">
        <text:list-item>
          <text:p text:style-name="P5">Les señalé directamente en el auto las partes que presentan el problema.</text:p>
        </text:list-item>
        <text:list-item>
          <text:p text:style-name="P5">Les mostré los videos y fotos que grabé para que entendieran lo que sucede.</text:p>
        </text:list-item>
      </text:list>
      <text:p text:style-name="P2"><text:span text:style-name="T1"/></text:p>
      <text:h text:style-name="P1" text:outline-level="4"><text:soft-page-break/><text:span text:style-name="Strong_20_Emphasis">4️⃣ Confirmación de la reparación</text:span></text:h>
      <text:list text:style-name="L4">
        <text:list-item>
          <text:p text:style-name="P6">Les pedí que me mostraran en qué trabajarían antes de comenzar las reparaciones (apoyándome en dibujos o fotos si era necesario).</text:p>
        </text:list-item>
        <text:list-item>
          <text:p text:style-name="P6">Cuando terminaron, verifiqué junto con ellos que el auto funcionara bien, y si no entendía algo, volví a usar el traductor.</text:p>
        </text:list-item>
      </text:list>
      <text:p text:style-name="P2"><text:span text:style-name="T1"/></text:p>
      <text:h text:style-name="P1" text:outline-level="4"><text:span text:style-name="Strong_20_Emphasis">5️⃣ Seguimiento</text:span></text:h>
      <text:list text:style-name="L5">
        <text:list-item>
          <text:p text:style-name="P7">Anoté el nombre del mecánico y del taller para futuras consultas.</text:p>
        </text:list-item>
        <text:list-item>
          <text:p text:style-name="P7">Guardé un registro de lo que hicieron y los repuestos que cambiaron (con fotos de las piezas si fue posible).</text:p>
        </text:list-item>
      </text:list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¿Qué pasos identificó como importantes para comunicar su solicitud de reparación? Justifique su respuesta.</text:span></text:p>
      <text:p text:style-name="P2"><text:span text:style-name="T1"/></text:p>
      <text:p text:style-name="P2"><text:span text:style-name="T1">Los pasos más importantes que identifiqué para comunicar mi solicitud de reparación fueron: preparar una descripción clara de los problemas del automóvil, utilizar herramientas de traducción para superar la barrera del idioma, apoyarme en fotos y videos como evidencia visual, señalar directamente en el auto las partes afectadas y confirmar con el taller lo que se va a reparar antes de autorizar el trabajo. Estos pasos son clave porque permiten que el mensaje sea comprendido con precisión, reducen el riesgo de errores durante la reparación y garantizan que el taller realice el trabajo adecuado, a pesar de las dificultades para comunicarnos verbalmen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1:02:33.513742450</meta:creation-date>
    <dc:date>2025-06-20T11:05:45.926588956</dc:date>
    <meta:editing-duration>PT3M13S</meta:editing-duration>
    <meta:editing-cycles>1</meta:editing-cycles>
    <meta:document-statistic meta:table-count="0" meta:image-count="0" meta:object-count="0" meta:page-count="2" meta:paragraph-count="32" meta:word-count="500" meta:character-count="3039" meta:non-whitespace-character-count="2580"/>
    <meta:generator>LibreOffice/7.4.7.2$Linux_X86_64 LibreOffice_project/40$Build-2</meta:generator>
  </office:meta>
</office:document-meta>
</file>